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ContextImpl.getPorta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Impl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alContext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Impl.PortalContextImp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alContextImpl.getSupportedWindow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Impl.getSupportedPortlet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